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2.1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8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7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3.8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1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draw:fill="none" fo:min-height="0.713cm"/>
    </style:style>
    <style:style style:name="P1" style:family="paragraph">
      <loext:graphic-properties draw:fill-color="#ffffff"/>
      <style:paragraph-properties fo:text-align="center"/>
      <style:text-properties style:text-position="-33% 58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32pt"/>
    </style:style>
    <style:style style:name="P6" style:family="paragraph">
      <loext:graphic-properties draw:fill="none" draw:fill-color="#ffffff"/>
      <style:text-properties fo:font-size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4586"/>
    </style:style>
    <style:style style:name="P9" style:family="paragraph">
      <loext:graphic-properties draw:fill="none"/>
      <style:text-properties fo:color="#004586"/>
    </style:style>
    <style:style style:name="T1" style:family="text">
      <style:text-properties fo:font-size="32pt"/>
    </style:style>
    <style:style style:name="T2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0cm" svg:x="12.2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202cm" svg:y1="21cm" svg:x2="17.202cm" svg:y2="21cm">
          <text:p/>
        </draw:line>
        <draw:custom-shape draw:style-name="gr3" draw:text-style-name="P3" draw:layer="layout" svg:width="3cm" svg:height="3cm" svg:x="7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5cm" svg:height="10cm" svg:x="1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21cm" svg:x2="6.002cm" svg:y2="21cm">
          <text:p/>
        </draw:line>
        <draw:custom-shape draw:style-name="gr1" draw:text-style-name="P4" draw:layer="layout" svg:width="5cm" svg:height="10cm" svg:x="11.998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6cm" svg:x2="17cm" svg:y2="6cm">
          <text:p/>
        </draw:line>
        <draw:custom-shape draw:style-name="gr1" draw:text-style-name="P4" draw:layer="layout" svg:width="5cm" svg:height="1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6.137cm" svg:x2="6cm" svg:y2="6.137cm">
          <text:p/>
        </draw:line>
        <draw:frame draw:style-name="gr4" draw:text-style-name="P6" draw:layer="layout" svg:width="1.256cm" svg:height="1.517cm" svg:x="14.2cm" svg:y="23cm">
          <draw:text-box>
            <text:p text:style-name="P5">A</text:p>
          </draw:text-box>
        </draw:frame>
        <draw:frame draw:style-name="gr4" draw:text-style-name="P6" draw:layer="layout" svg:width="1.256cm" svg:height="1.517cm" svg:x="3cm" svg:y="17.5cm">
          <draw:text-box>
            <text:p><text:span text:style-name="T1">B</text:span></text:p>
          </draw:text-box>
        </draw:frame>
        <draw:frame draw:style-name="gr5" draw:text-style-name="P6" draw:layer="layout" svg:width="1.319cm" svg:height="1.517cm" svg:x="3cm" svg:y="23cm">
          <draw:text-box>
            <text:p><text:span text:style-name="T1">A</text:span></text:p>
          </draw:text-box>
        </draw:frame>
        <draw:frame draw:style-name="gr4" draw:text-style-name="P6" draw:layer="layout" svg:width="1.256cm" svg:height="1.517cm" svg:x="13.598cm" svg:y="2.083cm">
          <draw:text-box>
            <text:p><text:span text:style-name="T1">B</text:span></text:p>
          </draw:text-box>
        </draw:frame>
        <draw:frame draw:style-name="gr4" draw:text-style-name="P6" draw:layer="layout" svg:width="1.256cm" svg:height="1.517cm" svg:x="2.9cm" svg:y="3.12cm">
          <draw:text-box draw:corner-radius="10.5cm">
            <text:p><text:span text:style-name="T1">B</text:span></text:p>
          </draw:text-box>
        </draw:frame>
        <draw:frame draw:style-name="gr5" draw:text-style-name="P6" draw:layer="layout" svg:width="1.319cm" svg:height="1.517cm" svg:x="3.044cm" svg:y="8.12cm">
          <draw:text-box>
            <text:p><text:span text:style-name="T1">C</text:span></text:p>
          </draw:text-box>
        </draw:frame>
        <draw:frame draw:style-name="gr6" draw:text-style-name="P7" draw:layer="layout" svg:width="2.72cm" svg:height="0.962cm" svg:x="6.9cm" svg:y="4cm">
          <draw:text-box>
            <text:p>Returns</text:p>
          </draw:text-box>
        </draw:frame>
        <draw:custom-shape draw:style-name="gr7" draw:text-style-name="P3" draw:layer="layout" svg:width="5cm" svg:height="3cm" draw:transform="rotate (0.818035820409742) translate (6.192cm 14.14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2.237cm" svg:height="1.673cm" draw:transform="rotate (0.785398163397448) translate (7.1cm 12.6cm)">
          <draw:text-box>
            <text:p>Fill</text:p>
            <text:p/>
          </draw:text-box>
        </draw:frame>
        <draw:custom-shape draw:style-name="gr3" draw:text-style-name="P3" draw:layer="layout" svg:width="3cm" svg:height="3cm" svg:x="7.5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0.502cm" svg:height="1.187cm" svg:x="7.8cm" svg:y="19.4cm">
          <draw:text-box>
            <text:p/>
          </draw:text-box>
        </draw:frame>
        <draw:frame draw:style-name="gr9" draw:text-style-name="P7" draw:layer="layout" svg:width="0.502cm" svg:height="1.187cm" svg:x="7.7cm" svg:y="19.2cm">
          <draw:text-box>
            <text:p/>
          </draw:text-box>
        </draw:frame>
        <draw:frame draw:style-name="gr10" draw:text-style-name="P7" draw:layer="layout" svg:width="3.6cm" svg:height="1.673cm" svg:x="6.9cm" svg:y="19.2cm">
          <draw:text-box>
            <text:p>Returns</text:p>
          </draw:text-box>
        </draw:frame>
        <draw:line draw:style-name="gr11" draw:text-style-name="P2" draw:layer="layout" svg:x1="12.2cm" svg:y1="24cm" svg:x2="17.2cm" svg:y2="24cm">
          <text:p/>
        </draw:line>
        <draw:line draw:style-name="gr11" draw:text-style-name="P2" draw:layer="layout" svg:x1="12.2cm" svg:y1="22cm" svg:x2="17.2cm" svg:y2="22cm">
          <text:p/>
        </draw:line>
        <draw:line draw:style-name="gr11" draw:text-style-name="P2" draw:layer="layout" svg:x1="1cm" svg:y1="24cm" svg:x2="6cm" svg:y2="24cm">
          <text:p/>
        </draw:line>
        <draw:line draw:style-name="gr11" draw:text-style-name="P2" draw:layer="layout" svg:x1="1cm" svg:y1="22cm" svg:x2="6cm" svg:y2="22cm">
          <text:p/>
        </draw:line>
        <draw:line draw:style-name="gr11" draw:text-style-name="P2" draw:layer="layout" svg:x1="1cm" svg:y1="19cm" svg:x2="6cm" svg:y2="19cm">
          <text:p/>
        </draw:line>
        <draw:line draw:style-name="gr11" draw:text-style-name="P2" draw:layer="layout" svg:x1="11.998cm" svg:y1="4cm" svg:x2="16.998cm" svg:y2="4cm">
          <text:p/>
        </draw:line>
        <draw:line draw:style-name="gr11" draw:text-style-name="P2" draw:layer="layout" svg:x1="1cm" svg:y1="4.137cm" svg:x2="6cm" svg:y2="4.137cm">
          <text:p/>
        </draw:line>
        <draw:line draw:style-name="gr11" draw:text-style-name="P2" draw:layer="layout" svg:x1="1cm" svg:y1="9.437cm" svg:x2="6cm" svg:y2="9.437cm">
          <text:p/>
        </draw:line>
        <draw:frame draw:style-name="gr12" draw:text-style-name="P8" draw:layer="layout" svg:width="2.864cm" svg:height="0.962cm" svg:x="13.6cm" svg:y="24.9cm">
          <draw:text-box>
            <text:p><text:span text:style-name="T2">Frame 1</text:span></text:p>
          </draw:text-box>
        </draw:frame>
        <draw:frame draw:style-name="gr12" draw:text-style-name="P8" draw:layer="layout" svg:width="2.864cm" svg:height="0.962cm" svg:x="13.414cm" svg:y="22.5cm">
          <draw:text-box>
            <text:p><text:span text:style-name="T2">Frame 2</text:span></text:p>
          </draw:text-box>
        </draw:frame>
        <draw:frame draw:style-name="gr12" draw:text-style-name="P8" draw:layer="layout" svg:width="2.864cm" svg:height="0.962cm" svg:x="2.2cm" svg:y="24.7cm">
          <draw:text-box>
            <text:p><text:span text:style-name="T2">Frame 1</text:span></text:p>
          </draw:text-box>
        </draw:frame>
        <draw:frame draw:style-name="gr12" draw:text-style-name="P8" draw:layer="layout" svg:width="2.864cm" svg:height="0.962cm" svg:x="2.314cm" svg:y="22.338cm">
          <draw:text-box>
            <text:p><text:span text:style-name="T2">Frame 2</text:span></text:p>
          </draw:text-box>
        </draw:frame>
        <draw:frame draw:style-name="gr12" draw:text-style-name="P8" draw:layer="layout" svg:width="2.864cm" svg:height="0.962cm" svg:x="2.3cm" svg:y="20cm">
          <draw:text-box>
            <text:p><text:span text:style-name="T2">Frame 3</text:span></text:p>
          </draw:text-box>
        </draw:frame>
        <draw:frame draw:style-name="gr13" draw:text-style-name="P8" draw:layer="layout" svg:width="3.1cm" svg:height="0.962cm" svg:x="12.898cm" svg:y="4.4cm">
          <draw:text-box>
            <text:p><text:span text:style-name="T2">Frame 3</text:span></text:p>
          </draw:text-box>
        </draw:frame>
        <draw:line draw:style-name="gr11" draw:text-style-name="P2" draw:layer="layout" svg:x1="11.998cm" svg:y1="2cm" svg:x2="16.998cm" svg:y2="2cm">
          <text:p/>
        </draw:line>
        <draw:line draw:style-name="gr11" draw:text-style-name="P2" draw:layer="layout" svg:x1="1cm" svg:y1="17cm" svg:x2="6cm" svg:y2="17cm">
          <text:p/>
        </draw:line>
        <draw:frame draw:style-name="gr14" draw:text-style-name="P9" draw:layer="layout" svg:width="2.864cm" svg:height="0.963cm" svg:x="1.836cm" svg:y="17.037cm">
          <draw:text-box>
            <text:p><text:span text:style-name="T2">Frame 4</text:span></text:p>
          </draw:text-box>
        </draw:frame>
        <draw:frame draw:style-name="gr14" draw:text-style-name="P9" draw:layer="layout" svg:width="2.864cm" svg:height="0.963cm" svg:x="12.898cm" svg:y="3cm">
          <draw:text-box>
            <text:p><text:span text:style-name="T2">Frame 4</text:span></text:p>
          </draw:text-box>
        </draw:frame>
        <draw:frame draw:style-name="gr14" draw:text-style-name="P9" draw:layer="layout" svg:width="2.864cm" svg:height="0.963cm" svg:x="2.236cm" svg:y="4.674cm">
          <draw:text-box>
            <text:p><text:span text:style-name="T2">Frame 3</text:span></text:p>
          </draw:text-box>
        </draw:frame>
        <draw:frame draw:style-name="gr14" draw:text-style-name="P9" draw:layer="layout" svg:width="2.864cm" svg:height="0.963cm" svg:x="2.2cm" svg:y="2.374cm">
          <draw:text-box>
            <text:p><text:span text:style-name="T2">Frame 4</text:span></text:p>
          </draw:text-box>
        </draw:frame>
        <draw:line draw:style-name="gr11" draw:text-style-name="P2" draw:layer="layout" svg:x1="1cm" svg:y1="1.937cm" svg:x2="6cm" svg:y2="1.937cm">
          <text:p/>
        </draw:line>
        <draw:frame draw:style-name="gr14" draw:text-style-name="P9" draw:layer="layout" svg:width="2.864cm" svg:height="0.963cm" svg:x="2.036cm" svg:y="1.074cm">
          <draw:text-box>
            <text:p><text:span text:style-name="T2">Frame 5</text:span></text:p>
          </draw:text-box>
        </draw:frame>
        <draw:frame draw:style-name="gr14" draw:text-style-name="P9" draw:layer="layout" svg:width="2.864cm" svg:height="0.963cm" svg:x="2.3cm" svg:y="9.837cm">
          <draw:text-box>
            <text:p><text:span text:style-name="T2">Fram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51:00.705000000</meta:creation-date>
    <dc:date>2017-02-22T21:22:27.356000000</dc:date>
    <meta:editing-duration>PT5H35M31S</meta:editing-duration>
    <meta:editing-cycles>10</meta:editing-cycles>
    <meta:generator>LibreOffice/5.1.6.2$Windows_x86 LibreOffice_project/07ac168c60a517dba0f0d7bc7540f5afa45f0909</meta:generator>
    <meta:document-statistic meta:object-count="45"/>
  </office:meta>
</office:document-meta>
</file>